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'Liberation Sans', FreeSans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333333" style:font-name="Helvetica Neue" fo:font-size="10.6999998092651pt" fo:letter-spacing="normal" fo:font-style="normal" fo:font-weight="normal" officeooo:rsid="0016b8bf" officeooo:paragraph-rsid="0016b8bf"/>
    </style:style>
    <style:style style:name="P2" style:family="paragraph" style:parent-style-name="Text_20_body">
      <style:text-properties officeooo:paragraph-rsid="00181f9c"/>
    </style:style>
    <style:style style:name="P3" style:family="paragraph" style:parent-style-name="Text_20_body">
      <style:text-properties officeooo:paragraph-rsid="0018f2e7"/>
    </style:style>
    <style:style style:name="P4" style:family="paragraph" style:parent-style-name="Text_20_body">
      <style:text-properties fo:font-weight="bold" officeooo:paragraph-rsid="0018f2e7" style:font-weight-asian="bold" style:font-weight-complex="bold"/>
    </style:style>
    <style:style style:name="P5" style:family="paragraph" style:parent-style-name="Standard">
      <style:text-properties officeooo:rsid="0016b8bf" officeooo:paragraph-rsid="0016b8bf"/>
    </style:style>
    <style:style style:name="P6" style:family="paragraph" style:parent-style-name="Standard">
      <style:text-properties fo:font-weight="bold" officeooo:rsid="00181f9c" officeooo:paragraph-rsid="00181f9c" style:font-weight-asian="bold" style:font-weight-complex="bold"/>
    </style:style>
    <style:style style:name="T1" style:family="text">
      <style:text-properties officeooo:rsid="00181f9c"/>
    </style:style>
    <style:style style:name="T2" style:family="text">
      <style:text-properties officeooo:rsid="0018f2e7"/>
    </style:style>
    <style:style style:name="T3" style:family="text">
      <style:text-properties officeooo:rsid="001c60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rehensive Exam</text:p>
      <text:p text:style-name="P5"/>
      <text:p text:style-name="P6">Cognition – <text:span text:style-name="T3">cognitive load</text:span></text:p>
      <text:p text:style-name="P5">Perry Klein – Faculty of Education</text:p>
      <text:p text:style-name="P5"><text:a xlink:type="simple" xlink:href="https://www.edu.uwo.ca/faculty_profiles/ap/klein_perry/index.html" text:style-name="Internet_20_link" text:visited-style-name="Visited_20_Internet_20_Link">https://www.edu.uwo.ca/faculty_profiles/ap/klein_perry/index.html</text:a></text:p>
      <text:list xml:id="list2981306466586434891" text:style-name="L1">
        <text:list-item>
          <text:p text:style-name="P1">I currently hold a Social Sciences and Humanities Council of Canada Insight Grant to investigate applications of cognitive load theory to supporting and teaching nonfiction writing.</text:p>
        </text:list-item>
      </text:list>
      <text:p text:style-name="P2"><text:span text:style-name="T1">Paul Minda</text:span></text:p>
      <text:p text:style-name="P2"/>
      <text:p text:style-name="P4"><text:span text:style-name="T2">EEG</text:span></text:p>
      <text:p text:style-name="P3"><text:span text:style-name="T2">Marc Joanisse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'Liberation Sans', FreeSans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00.511840000</meta:creation-date>
    <dc:date>2016-10-12T11:10:57.991695000</dc:date>
    <meta:editing-duration>PT7M57S</meta:editing-duration>
    <meta:editing-cycles>4</meta:editing-cycles>
    <meta:generator>LibreOffice/5.1.5.2$MacOSX_X86_64 LibreOffice_project/7a864d8825610a8c07cfc3bc01dd4fce6a9447e5</meta:generator>
    <meta:document-statistic meta:table-count="0" meta:image-count="0" meta:object-count="0" meta:page-count="1" meta:paragraph-count="8" meta:word-count="43" meta:character-count="351" meta:non-whitespace-character-count="315"/>
  </office:meta>
</office:document-meta>
</file>